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1" style:family="text">
      <style:text-properties fo:color="#000000" loext:opacity="100%" style:font-name="Consolas" fo:font-size="9.5pt" style:font-size-asian="9.5pt"/>
    </style:style>
    <style:style style:name="T2" style:family="text">
      <style:text-properties fo:color="#0000ff" loext:opacity="100%" style:font-name="Consolas" fo:font-size="9.5pt" style:font-size-asian="9.5pt"/>
    </style:style>
    <style:style style:name="T3" style:family="text">
      <style:text-properties fo:color="#808080" loext:opacity="100%" style:font-name="Consolas" fo:font-size="9.5pt" style:font-size-asian="9.5pt"/>
    </style:style>
    <style:style style:name="T4" style:family="text">
      <style:text-properties fo:color="#008000" loext:opacity="100%" style:font-name="Consolas" fo:font-size="9.5pt" style:font-size-asian="9.5pt"/>
    </style:style>
    <style:style style:name="T5" style:family="text">
      <style:text-properties fo:color="#ff00ff" loext:opacity="100%" style:font-name="Consolas" fo:font-size="9.5pt" style:font-size-asian="9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 loext:marker-style-name="T1"><text:span text:style-name="T2">CREATE</text:span><text:span text:style-name="T1"> </text:span><text:span text:style-name="T2">TABLE</text:span><text:span text:style-name="T1"> USERDIARYPHOTOS</text:span><text:span text:style-name="T2"> </text:span><text:span text:style-name="T3">(</text:span></text:p>
      <text:p text:style-name="Standard" loext:marker-style-name="T1"><text:span text:style-name="T1"><text:s text:c="4"/>DiaryPhotoID </text:span><text:span text:style-name="T2">INT</text:span><text:span text:style-name="T1"> </text:span><text:span text:style-name="T2">IDENTITY</text:span><text:span text:style-name="T3">(</text:span><text:span text:style-name="T1">1</text:span><text:span text:style-name="T3">,</text:span><text:span text:style-name="T1">1</text:span><text:span text:style-name="T3">)</text:span><text:span text:style-name="T1"> </text:span><text:span text:style-name="T2">PRIMARY</text:span><text:span text:style-name="T1"> </text:span><text:span text:style-name="T2">KEY</text:span><text:span text:style-name="T3">,</text:span><text:span text:style-name="T1"> </text:span><text:span text:style-name="T4">-- Otomatik artan birincil anahtar (fotoğrafın benzersiz ID'si)</text:span></text:p>
      <text:p text:style-name="Standard" loext:marker-style-name="T1"><text:span text:style-name="T1"><text:s text:c="4"/>DiaryID </text:span><text:span text:style-name="T2">INT</text:span><text:span text:style-name="T1"> </text:span><text:span text:style-name="T2">FOREIGN</text:span><text:span text:style-name="T1"> </text:span><text:span text:style-name="T2">KEY</text:span><text:span text:style-name="T1"> </text:span><text:span text:style-name="T2">REFERENCES</text:span><text:span text:style-name="T1"> USERDIARIES</text:span><text:span text:style-name="T3">(</text:span><text:span text:style-name="T1">DiaryID</text:span><text:span text:style-name="T3">)</text:span><text:span text:style-name="T1"> </text:span><text:span text:style-name="T2">ON</text:span><text:span text:style-name="T1"> </text:span><text:span text:style-name="T2">DELETE</text:span><text:span text:style-name="T1"> </text:span><text:span text:style-name="T2">CASCADE</text:span><text:span text:style-name="T3">,</text:span><text:span text:style-name="T1"> </text:span><text:span text:style-name="T4">-- Günlük ID'si (USERDIARIES'den referans alınır)</text:span></text:p>
      <text:p text:style-name="Standard" loext:marker-style-name="T1"><text:span text:style-name="T1"><text:s text:c="4"/>Photo </text:span><text:span text:style-name="T2">NVARCHAR</text:span><text:span text:style-name="T3">(</text:span><text:span text:style-name="T1">255</text:span><text:span text:style-name="T3">)</text:span><text:span text:style-name="T1"> </text:span><text:span text:style-name="T3">NOT</text:span><text:span text:style-name="T1"> </text:span><text:span text:style-name="T3">NULL,</text:span><text:span text:style-name="T1"> </text:span><text:span text:style-name="T4">-- Fotoğrafın adı veya yolu (dosya sisteminde tutulacak yolu temsil eder)</text:span></text:p>
      <text:p text:style-name="Standard" loext:marker-style-name="T1"><text:span text:style-name="T1"><text:s text:c="4"/>UploadedAt </text:span><text:span text:style-name="T2">DATETIME</text:span><text:span text:style-name="T1"> </text:span><text:span text:style-name="T2">DEFAULT</text:span><text:span text:style-name="T1"> </text:span><text:span text:style-name="T5">GETDATE</text:span><text:span text:style-name="T3">()</text:span><text:span text:style-name="T1"> </text:span><text:span text:style-name="T4">-- Fotoğrafın yüklenme zamanı (varsayılan olarak şu anki zaman)</text:span></text:p>
      <text:p text:style-name="Standard" loext:marker-style-name="T1"><text:span text:style-name="T3">);</text:span><text:span text:style-name="T1"/></text:p>
      <text:p text:style-name="Standard"/>
      <text:p text:style-name="Standard"/>
      <text:p text:style-name="Standard"/>
      <text:p text:style-name="Standard"/>
      <text:p text:style-name="Standard" loext:marker-style-name="T1"><text:span text:style-name="T2">CREATE</text:span><text:span text:style-name="T1"> </text:span><text:span text:style-name="T2">TABLE</text:span><text:span text:style-name="T1"> USERPHOTOS</text:span><text:span text:style-name="T2"> </text:span><text:span text:style-name="T3">(</text:span></text:p>
      <text:p text:style-name="Standard" loext:marker-style-name="T1"><text:span text:style-name="T1"><text:s text:c="4"/>PhotoID </text:span><text:span text:style-name="T2">INT</text:span><text:span text:style-name="T1"> </text:span><text:span text:style-name="T2">IDENTITY</text:span><text:span text:style-name="T3">(</text:span><text:span text:style-name="T1">1</text:span><text:span text:style-name="T3">,</text:span><text:span text:style-name="T1">1</text:span><text:span text:style-name="T3">)</text:span><text:span text:style-name="T1"> </text:span><text:span text:style-name="T2">PRIMARY</text:span><text:span text:style-name="T1"> </text:span><text:span text:style-name="T2">KEY</text:span><text:span text:style-name="T3">,</text:span><text:span text:style-name="T1"> </text:span><text:span text:style-name="T4">-- Otomatik artan birincil anahtar (fotoğrafın benzersiz ID'si)</text:span></text:p>
      <text:p text:style-name="Standard" loext:marker-style-name="T1"><text:span text:style-name="T1"><text:s text:c="4"/>UserID </text:span><text:span text:style-name="T2">INT</text:span><text:span text:style-name="T1"> </text:span><text:span text:style-name="T2">FOREIGN</text:span><text:span text:style-name="T1"> </text:span><text:span text:style-name="T2">KEY</text:span><text:span text:style-name="T1"> </text:span><text:span text:style-name="T2">REFERENCES</text:span><text:span text:style-name="T1"> USERINFO</text:span><text:span text:style-name="T3">(</text:span><text:span text:style-name="T1">UserID</text:span><text:span text:style-name="T3">)</text:span><text:span text:style-name="T1"> </text:span><text:span text:style-name="T2">ON</text:span><text:span text:style-name="T1"> </text:span><text:span text:style-name="T2">DELETE</text:span><text:span text:style-name="T1"> </text:span><text:span text:style-name="T2">CASCADE</text:span><text:span text:style-name="T3">,</text:span><text:span text:style-name="T1"> </text:span><text:span text:style-name="T4">-- Kullanıcı ID'si (USERINFO'dan referans alınır)</text:span></text:p>
      <text:p text:style-name="Standard" loext:marker-style-name="T1"><text:span text:style-name="T1"><text:s text:c="4"/>Photo </text:span><text:span text:style-name="T2">NVARCHAR</text:span><text:span text:style-name="T3">(</text:span><text:span text:style-name="T1">255</text:span><text:span text:style-name="T3">)</text:span><text:span text:style-name="T1"> </text:span><text:span text:style-name="T3">NOT</text:span><text:span text:style-name="T1"> </text:span><text:span text:style-name="T3">NULL,</text:span><text:span text:style-name="T1"> </text:span><text:span text:style-name="T4">-- Fotoğrafın adı veya yolu (dosya sisteminde tutulacak yolu temsil eder)</text:span></text:p>
      <text:p text:style-name="Standard" loext:marker-style-name="T1"><text:span text:style-name="T1"><text:s text:c="4"/>IsPublic </text:span><text:span text:style-name="T2">BIT</text:span><text:span text:style-name="T1"> </text:span><text:span text:style-name="T3">NOT</text:span><text:span text:style-name="T1"> </text:span><text:span text:style-name="T3">NULL,</text:span><text:span text:style-name="T1"> </text:span><text:span text:style-name="T4">-- Fotoğrafın herkese açık olup olmadığı (1: Public, 0: Private)</text:span></text:p>
      <text:p text:style-name="Standard" loext:marker-style-name="T1"><text:span text:style-name="T1"><text:s text:c="4"/></text:span><text:span text:style-name="T2">Location</text:span><text:span text:style-name="T1"> </text:span><text:span text:style-name="T2">NVARCHAR</text:span><text:span text:style-name="T3">(</text:span><text:span text:style-name="T1">255</text:span><text:span text:style-name="T3">),</text:span><text:span text:style-name="T1"> </text:span><text:span text:style-name="T4">-- Fotoğrafın konumu (isteğe bağlı)</text:span></text:p>
      <text:p text:style-name="Standard" loext:marker-style-name="T1"><text:span text:style-name="T1"><text:s text:c="4"/>UploadedAt </text:span><text:span text:style-name="T2">DATETIME</text:span><text:span text:style-name="T1"> </text:span><text:span text:style-name="T2">DEFAULT</text:span><text:span text:style-name="T1"> </text:span><text:span text:style-name="T5">GETDATE</text:span><text:span text:style-name="T3">()</text:span><text:span text:style-name="T1"> </text:span><text:span text:style-name="T4">-- Fotoğrafın yüklenme zamanı (otomatik olarak şu anki zaman)</text:span></text:p>
      <text:p text:style-name="Standard" loext:marker-style-name="T1"><text:span text:style-name="T3">);</text:span><text:span text:style-name="T1"/></text:p>
      <text:p text:style-name="Standard"/>
      <text:p text:style-name="Standard"/>
      <text:p text:style-name="Standard"/>
      <text:p text:style-name="Standard"/>
      <text:p text:style-name="Standard" loext:marker-style-name="T1"><text:span text:style-name="T2">CREATE</text:span><text:span text:style-name="T1"> </text:span><text:span text:style-name="T2">TABLE</text:span><text:span text:style-name="T1"> USERDIARIES</text:span><text:span text:style-name="T2"> </text:span><text:span text:style-name="T3">(</text:span></text:p>
      <text:p text:style-name="Standard" loext:marker-style-name="T1"><text:span text:style-name="T1"><text:s text:c="4"/>DiaryID </text:span><text:span text:style-name="T2">INT</text:span><text:span text:style-name="T1"> </text:span><text:span text:style-name="T2">IDENTITY</text:span><text:span text:style-name="T3">(</text:span><text:span text:style-name="T1">1</text:span><text:span text:style-name="T3">,</text:span><text:span text:style-name="T1">1</text:span><text:span text:style-name="T3">)</text:span><text:span text:style-name="T1"> </text:span><text:span text:style-name="T2">PRIMARY</text:span><text:span text:style-name="T1"> </text:span><text:span text:style-name="T2">KEY</text:span><text:span text:style-name="T3">,</text:span><text:span text:style-name="T1"> </text:span><text:span text:style-name="T4">-- Otomatik artan birincil anahtar (günlüğün benzersiz ID'si)</text:span></text:p>
      <text:p text:style-name="Standard" loext:marker-style-name="T1"><text:span text:style-name="T1"><text:s text:c="4"/>UserID </text:span><text:span text:style-name="T2">INT</text:span><text:span text:style-name="T1"> </text:span><text:span text:style-name="T2">FOREIGN</text:span><text:span text:style-name="T1"> </text:span><text:span text:style-name="T2">KEY</text:span><text:span text:style-name="T1"> </text:span><text:span text:style-name="T2">REFERENCES</text:span><text:span text:style-name="T1"> USERINFO</text:span><text:span text:style-name="T3">(</text:span><text:span text:style-name="T1">UserID</text:span><text:span text:style-name="T3">)</text:span><text:span text:style-name="T1"> </text:span><text:span text:style-name="T2">ON</text:span><text:span text:style-name="T1"> </text:span><text:span text:style-name="T2">DELETE</text:span><text:span text:style-name="T1"> </text:span><text:span text:style-name="T2">CASCADE</text:span><text:span text:style-name="T3">,</text:span><text:span text:style-name="T1"> </text:span><text:span text:style-name="T4">-- Kullanıcı ID'si (USERINFO'dan referans alınır)</text:span></text:p>
      <text:p text:style-name="Standard" loext:marker-style-name="T1"><text:span text:style-name="T1"><text:s text:c="4"/>Diary_Title </text:span><text:span text:style-name="T2">NVARCHAR</text:span><text:span text:style-name="T3">(</text:span><text:span text:style-name="T1">255</text:span><text:span text:style-name="T3">)</text:span><text:span text:style-name="T1"> </text:span><text:span text:style-name="T3">NOT</text:span><text:span text:style-name="T1"> </text:span><text:span text:style-name="T3">NULL,</text:span><text:span text:style-name="T1"> </text:span><text:span text:style-name="T4">-- Günlük başlığı</text:span></text:p>
      <text:p text:style-name="Standard" loext:marker-style-name="T1"><text:span text:style-name="T1"><text:s text:c="4"/>Diary_Text </text:span><text:span text:style-name="T2">NVARCHAR</text:span><text:span text:style-name="T3">(</text:span><text:span text:style-name="T5">MAX</text:span><text:span text:style-name="T3">)</text:span><text:span text:style-name="T1"> </text:span><text:span text:style-name="T3">NOT</text:span><text:span text:style-name="T1"> </text:span><text:span text:style-name="T3">NULL,</text:span><text:span text:style-name="T1"> </text:span><text:span text:style-name="T4">-- Günlük içeriği (metin)</text:span></text:p>
      <text:p text:style-name="Standard" loext:marker-style-name="T1"><text:span text:style-name="T1"><text:s text:c="4"/>IsPublic </text:span><text:span text:style-name="T2">BIT</text:span><text:span text:style-name="T1"> </text:span><text:span text:style-name="T3">NOT</text:span><text:span text:style-name="T1"> </text:span><text:span text:style-name="T3">NULL,</text:span><text:span text:style-name="T1"> </text:span><text:span text:style-name="T4">-- Günlüğün herkese açık olup olmadığı (1: Public, 0: Private)</text:span></text:p>
      <text:p text:style-name="Standard" loext:marker-style-name="T1"><text:span text:style-name="T1"><text:s text:c="4"/></text:span><text:span text:style-name="T2">Location</text:span><text:span text:style-name="T1"> </text:span><text:span text:style-name="T2">NVARCHAR</text:span><text:span text:style-name="T3">(</text:span><text:span text:style-name="T1">255</text:span><text:span text:style-name="T3">),</text:span><text:span text:style-name="T1"> </text:span><text:span text:style-name="T4">-- Günlüğün yazıldığı yerin konumu (isteğe bağlı)</text:span></text:p>
      <text:p text:style-name="Standard" loext:marker-style-name="T1"><text:span text:style-name="T1"><text:s text:c="4"/>CreatedAt </text:span><text:span text:style-name="T2">DATETIME</text:span><text:span text:style-name="T1"> </text:span><text:span text:style-name="T2">DEFAULT</text:span><text:span text:style-name="T1"> </text:span><text:span text:style-name="T5">GETDATE</text:span><text:span text:style-name="T3">()</text:span><text:span text:style-name="T1"> </text:span><text:span text:style-name="T4">-- Günlüğün oluşturulma tarihi (varsayılan olarak şu anki zaman)</text:span></text:p>
      <text:p text:style-name="Standard" loext:marker-style-name="T1"><text:span text:style-name="T3">);</text:span><text:span text:style-name="T1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tr" fo:country="T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tr" fo:country="T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4T17:03:37.669000000</meta:creation-date>
    <dc:date>2024-12-14T17:04:06.410000000</dc:date>
    <meta:editing-duration>PT30S</meta:editing-duration>
    <meta:editing-cycles>1</meta:editing-cycles>
    <meta:document-statistic meta:table-count="0" meta:image-count="0" meta:object-count="0" meta:page-count="1" meta:paragraph-count="23" meta:word-count="227" meta:character-count="1750" meta:non-whitespace-character-count="1478"/>
    <meta:generator>LibreOffice/24.8.3.1$Windows_X86_64 LibreOffice_project/65412f067af443213e726c93f137ccc85c9a1e06</meta:generator>
  </office:meta>
</office:document-meta>
</file>